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fo:font-weight="normal" style:font-weight-asian="normal" style:font-weight-complex="normal"/>
    </style:style>
    <style:style style:name="P4" style:family="paragraph" style:parent-style-name="Standard" style:list-style-name="L2">
      <style:paragraph-properties fo:text-align="start" style:justify-single-word="false"/>
      <style:text-properties fo:font-weight="normal" style:font-weight-asian="normal" style:font-weight-complex="normal"/>
    </style:style>
    <style:style style:name="P5" style:family="paragraph" style:parent-style-name="Standard" style:list-style-name="L3">
      <style:paragraph-properties fo:text-align="start" style:justify-single-word="false"/>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9 Algorithm</text:p>
      <text:p text:style-name="P2">Pixel Class:</text:p>
      <text:list xml:id="list40714725" text:style-name="L1">
        <text:list-item>
          <text:p text:style-name="P3">Constructor: Takes a tuple of integers representing Red, Green, and Blue. Iterate through tuple, if an item is not an integer raise a type error and if the item is &gt;255 or &lt;0 raise a value error. Otherwise assign the items in order to self.Red, self.Green, and self.Blue.</text:p>
        </text:list-item>
        <text:list-item>
          <text:p text:style-name="P3">String function: Returns a string with the R/G/B values. Representation function does the same.</text:p>
        </text:list-item>
        <text:list-item>
          <text:p text:style-name="P3">Writer: Public method returns a string of R/G/B values for use in writing output to a file.</text:p>
        </text:list-item>
        <text:list-item>
          <text:p text:style-name="P3">Tuple: Method returns a tuple of the R/G/B values.</text:p>
        </text:list-item>
        <text:list-item>
          <text:p text:style-name="P3">SetGray: calls Tuple method, finds the average of the tuple truncating the decimal using integer division and assigns that average value to the self.Red, self.Green, and self.Blue values</text:p>
        </text:list-item>
        <text:list-item>
          <text:p text:style-name="P3">SetNegative: Subtracts the RGB values from 255 and saves them back to the self.Red/Green/Blue variables.</text:p>
        </text:list-item>
        <text:list-item>
          <text:p text:style-name="P3">Lighten: Adds 50 to the RGB values. If the value exceeds 255, sets the value to 255.</text:p>
        </text:list-item>
        <text:list-item>
          <text:p text:style-name="P3">Darken: Subtracts 50 from the RGB values. If the value falls below 0, sets the value to 0.</text:p>
        </text:list-item>
        <text:list-item>
          <text:p text:style-name="P3">Reduce: Calls the Tuple method and assigns it to a variable. Create a new list. For each value in the retrieved tuple, if that value is &lt;= 50 append <text:s/>25 to the new list. If the value is between 51 and 100 inclusive append the value 75 to the new list. If the value is between 101 and 150 inclusive append the value 125 to the new list. If the value is between 151 and 200 inclusive append the value 175 to the new list. Otherwise append the value 225 to the new list. The self.R/G/B values get assigned the corresponding numbers from the new list.</text:p>
        </text:list-item>
      </text:list>
      <text:p text:style-name="P2">PPMImage Class:</text:p>
      <text:list xml:id="list41194795" text:style-name="L2">
        <text:list-item>
          <text:p text:style-name="P4">Constructor: takes a file name for input defaulting to an empty string. Sets self.Name to the value of the file name. If a file name is given, the constructor calls the private Open method providing the file name as input.</text:p>
        </text:list-item>
        <text:list-item>
          <text:p text:style-name="P4">Open: Private method to open a PPM image and fill in the object data. <text:s/>Receives the file name from the constructor. Attempt to open the given PPM image. If the file is unable to open, catch the IOError and report that the program was unable to open the file. Read the first line of the file, stripping white space. If that is not equal to the P3 constant, raise a TypeError. In this event, report that the file is not a PPM file. Read the next line, saving the integer values of the rows and columns to variables within the object. Read the next line and save the max color value to a variable within the object.</text:p>
          <text:list>
            <text:list-header>
              <text:p text:style-name="P4">Declare an empty list for self.Image. For each row, declare an empty row list. For every column in that row, read a line from the file creating a list of integers out of it. Send that list to the pixel constructor and append it to the row list. When the whole row has been read, append it to the Image list. No matter what happens, close the file and set self.UnsavedChanges to False.</text:p>
            </text:list-header>
          </text:list>
        </text:list-item>
        <text:list-item>
          <text:p text:style-name="P4">String: Returns a formatted string as per specifications. Representation method does the same.</text:p>
        </text:list-item>
        <text:list-item>
          <text:p text:style-name="P4">Save: Takes a file name as input, defaulting to an empty string. If no string is provided, opens the file name stored in the self.Name variable for writing. Write the header information to the file. Iterate through each pixel in every row. Call the writer method of that pixel and write the returned value to the file. Close the file, set UnsavedChanges to False. If a file name is given, open that file for writing and the rest is the same.</text:p>
        </text:list-item>
        <text:list-item>
          <text:p text:style-name="P4">SaveAs: Takes a file name as input defaulting to the empty string. If no file name is given, raise an IOError. <text:s/>Check to make sure the filename ends with .ppm. If it does not, inform the user this is an invalid file name and try again.</text:p>
        </text:list-item>
        <text:list-item>
          <text:p text:style-name="P4">Grayscale: Call the SetGray method on each pixel in the image. Set UnsavedChanges to True.</text:p>
        </text:list-item>
        <text:list-item>
          <text:p text:style-name="P4">Negative: Call the SetNegative method on each pixel in the image. Set UnsavedChanges to True.</text:p>
        </text:list-item>
        <text:list-item>
          <text:p text:style-name="P4">Lighten: Call the Lighten method on each pixel in the image. Set UnsavedChanges to True.</text:p>
        </text:list-item>
        <text:list-item>
          <text:p text:style-name="P4"><text:soft-page-break/>Darken: Call the Darken method on each pixel in the image. Set UnsavedChanges to True.</text:p>
        </text:list-item>
        <text:list-item>
          <text:p text:style-name="P4">ReduceColorspace: Call the Reduce method on each pixel in the image. Set UnsavedChanges to True.</text:p>
        </text:list-item>
        <text:list-item>
          <text:p text:style-name="P4">CountColors: Create a colors set. Call the Tuple method on each pixel in the image and attempt to add that tuple to the colors set. Return the length of the set.</text:p>
        </text:list-item>
      </text:list>
      <text:p text:style-name="P2"/>
      <text:p text:style-name="P1">Program 10 Algorithm</text:p>
      <text:list xml:id="list41421277" text:style-name="L3">
        <text:list-item>
          <text:p text:style-name="P5">Create a main menu for the PPMImage class. Menu begins within a while loop tied to a user interest variable. Options are as follows:</text:p>
          <text:list>
            <text:list-header>
              <text:p text:style-name="P5">Open a file: Retrieves a file name from the user. Calls the PPMImage constructor and assigns the object to a variable. Returns user to the main menu.</text:p>
              <text:p text:style-name="P5">Save: Calls the save method of the PPMImage.</text:p>
              <text:p text:style-name="P5">Save As: Retrieves a new file name from the user, and calls the SaveAs method of the PPMImage.</text:p>
              <text:p text:style-name="P5">Filters: Brings the user to a filters sub menu where they can choose which fitlers to apply to the image.</text:p>
              <text:p text:style-name="P5">Quit: Exits the program. If the UnsavedChanges variable is true, prompts the user to save the image and may call Save or SaveAs methods accordingly.</text:p>
            </text:list-header>
          </text:list>
        </text:list-item>
        <text:list-item>
          <text:p text:style-name="P5">Filters: Function to be called within a loop tied to a variable. Provides the user with the various image filters and the option to return to the main menu. User can apply filters as they please. When the user chooses to return to the main menu the function returns with an exit code, setting the variable controlling the loop to False sending control back to the main menu.</text:p>
          <text:list>
            <text:list-header>
              <text:p text:style-name="P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11-11T20:54:37.01</meta:creation-date>
    <dc:date>2012-11-11T21:37:29.54</dc:date>
    <dc:creator>Michael Harris</dc:creator>
    <meta:editing-duration>PT12M</meta:editing-duration>
    <meta:editing-cycles>2</meta:editing-cycles>
    <meta:generator>OpenOffice.org/3.3$Win32 OpenOffice.org_project/330m20$Build-9567</meta:generator>
    <meta:document-statistic meta:table-count="0" meta:image-count="0" meta:object-count="0" meta:page-count="2" meta:paragraph-count="32" meta:word-count="970" meta:character-count="5278"/>
  </office:meta>
</office:document-meta>
</file>